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TO I (INIZIO-NAUFRAGIO)</text:p>
      <text:p text:style-name="Standard">NPC:</text:p>
      <text:p text:style-name="Standard">-‌Bolg: mezzorco di famiglia borghese, benvoluto capitano della nave corsara (LB)</text:p>
      <text:p text:style-name="Standard">-‌Isane koretzu: elfa Guardiana assegnata ai condannati, velocissima, precisissima e estremamente forte (zanzezzuken minazuki) e <text:s/>empatica (NB)</text:p>
      <text:p text:style-name="Standard">-‌Cole: l' unico gnomo membro dell' equipaggio, e l'unico che rompe la regola di non parlare con i prigionieri (CB)</text:p>
      <text:p text:style-name="Standard"/>
      <text:p text:style-name="Standard">Verranno imbarcati sulla nave con delle manette antimagiche gli verrà spiegato da Bolg che ad un certo punto del viaggio si dovranno immergere nell' oceano e arrivare direttamente alla locazione dell'Artefatto, molto più a ovest in una caverna respirando sott'acqua con delle branchie artificiali (anfibio, velocità di nuotare 7.5m, messaggio). Dopodiché saranno mandati nelle loro stanze dove troveranno il rispettivo equipaggiamento.</text:p>
      <text:p text:style-name="Standard">Dopo 4h di viaggio a favore di vento escono dall'area della benedizione del porto di Hestus e verranno assaltati da una nave di pirati gnoll, prima invisibile grazie alla magia del capitano.</text:p>
      <text:p text:style-name="Standard">5 gnoll si lanceranno sul party mentre il <text:s/>Capitano gnoll e la Isane si scontreranno (Zanzezzuken vs Ars Arcanum). In caso i membri del party stessero per morire Isane li salverà.</text:p>
      <text:p text:style-name="Standard">La notte dopo la battaglia tra il combattimento e le riparazioni alla nave tutti sono esausti e nessuno rimane di guardia in coperta. La persona con la percezione passiva più alta del party si sveglierà da un sogno turbolento e sentirà bisogno di una boccata d'aria e salirà in coperta. Lì ci sarà l'uomo di guardia che dorme e vedrà un bellissimo celo stellato ed un mare in bonaccia da un lato e dall'altro un abisso nero di forma umanoide con degli occhi luminosi bianchi, un umibōzu. Quando verrà visto il marinaio si sveglierà e griderà "OMIBŌZUU" allertando tutto l'equipaggio che si sveglierà e prima che possano fare qualcosa l'omibōzu romperà la nave con una mano, che ad impatto con l' acqua farà partire una miriade di onde. Qualunque arma colpisca l' umibōzu svilupperà un minor enchantment.</text:p>
      <text:p text:style-name="Standard">Affondando riusciranno a prendere le branchie artificiali, Isane morirà uccisa da un leviatano fantasma, Cole si teletrasporterà via con Bolg. Il party verrà attaccato o da un crabsqid o da un crabsnake dopo aver preso le branchie artificiali. Per fuggire dal leviatano fantasma si rifugeranno in una caverna che si rivelerà una bolla d'aria.</text:p>
      <text:p text:style-name="Standard"/>
      <text:p text:style-name="Standard">ATTO II (NAUFRAGIO-IMMORTALE)</text:p>
      <text:p text:style-name="Standard">NPC:</text:p>
      <text:p text:style-name="Standard">-‌Anemone: moglie di Mussel, non gli interessa del party e li voleva mangiare prima dell'intervento del marito (LM) <text:s text:c="2"/>(wis12 int10 cha14)</text:p>
      <text:p text:style-name="Standard">-‌Mussel: marito di Anemone, sfuttatore, sa come aiutare il party ma lo farà al giusto prezzo (LN) (wis14 int16 cha7)</text:p>
      <text:p text:style-name="Standard">-‌Blob: servo maltrattato di Mussel, opportunista, tenterà di uccidere il party alla prima occasione (NM) (wis5 int12 cha5)</text:p>
      <text:p text:style-name="Standard">-‌Viper: amico caro di Mussel, cinico e freddo, ma onesto (LN)(wis14 int18 cha7)</text:p>
      <text:p text:style-name="Standard"/>
      <text:p text:style-name="Standard">Dentro la caverna troveranno un ambiente particolarmente tranquillo, con uniche cose degne di nota essere un granchio gigante chiaramente morto con un anemone sopra e una enorme cozza chiusa. Anemone si sveglierà poco dopo il loro arrivo animerà il granchio e gli chiederà cosa ci fanno lì (se non li ha già sentiti parlare) e poi gli si avvicinerà lentamente preparandosi a finirli ma verrà fermata da Mussel, che dopo essere uscito dalla cozza tenterà uno scambio per le informazioni sull'Artefatto.</text:p>
      <text:p text:style-name="Standard">-‌Se lo scambio avverrà a dovere: lo scambio avverrà, mullen manderà delle murene ad avvertire Viper, e Blob li condurrà per il tunnel verso ovest </text:p>
      <text:p text:style-name="Standard">-‌Se lo scambio non va a buon fine: affronteranno Anemone e Mussel con rispettivamente le schede: Sahuagin e gigant octopus e poi dovranno costringere Blob a condurli (che li temerà e non tenterà di ucciderli)</text:p>
      <text:p text:style-name="Standard"/>
      <text:p text:style-name="Standard">Verranno condotti da Blob attraverso una crepa nella caverna che poi si snoda stretta e labirintica verso ovest. Ci sara un bivio verso nord che porterà ad una cittadina Aquan (merfolk), avamposto militare, dove potranno rifornirsi riposarsi e comprare una pergamena di resurrezione profana* (e quindi scontata all' inverosimile)</text:p>
      <text:p text:style-name="Standard">‌comprata</text:p>
      <text:p text:style-name="Standard"><text:soft-page-break/>‌non comprata</text:p>
      <text:p text:style-name="Standard">Continuando il viaggio scopriranno che il tunnel di fronte a loro è crollato e dovranno trovare un modo per superare la barriera. Dopodiché dovranno tornare a nuotare in mare fuori dalla grotta raggiungeranno i 3000m di profondità, Blob si fermerà perché per motivi biologici non può superare i 3500m</text:p>
      <text:p text:style-name="Standard">-‌Scambio andato a buon fine: Viper si farà trovare ai 3200m, a lì accompagnerà proteggendoli</text:p>
      <text:p text:style-name="Standard">-‌Scambio non andato a buon fine: Blob indicherà la fossa e dirà che lì c'è tale Viper che li potrà aiutare ma si fermerà e spiegherà malamente perché, inconvincibile, se lo tenteranno di portare a forza 1-33 si lascerà trascinare piangendo 34-66 li attaccherà ferocissimo (scheda merfolk) 67-99 tenterà di fuggire 100 suicidio (in caso scienda perderà i sensi a 3200m e se viene trascinato giù imploderà a 3500m) a 3500m verranno attaccati da un hunter Shark e un gigante octopus. A 4000m troveranno Viper</text:p>
      <text:p text:style-name="Standard"/>
      <text:p text:style-name="Standard">Viper prima di guidarli decide di fargli un indovinello "per noia": "in una corsa nasco e per tutta la vita lenta vado, con uno zaino pesante come una casa"(la tartaruga) se troppo facile lui si annoierà e ne farà un'altro "così tanto temo il su che con entrambi gli occhi lo miro, anche perché dal giù poco più che vermi possono arrivare, chi sono?" (La sogliola).</text:p>
      <text:p text:style-name="Standard">Se lo intratterranno abbastanza li accompagnerà nell' abisso. Dopo la zona di mezzanotte (solo chi ha scurovisione) ci sarà un punto di riposo dove lui si proporrà di fare un unico turno di guardia da solo. Il secondo con la percezione passiva più alta si sveglierà per primo e lo vedrà sbranare un suo simil raggiungeranno infine i 6000m e il fondo della fossa dove Viper lì condurrà in una stanza di preambolo del labirinto e lì lascerà con cordiali saluti, dicendo che attenderà il loro ritorno o solo quello di Irving.</text:p>
      <text:p text:style-name="Standard"/>
      <text:p text:style-name="Standard">*Perché profana (storia CD 11): nella cultura Aquan uno dei diritti naturali è il diritto alla Morte, se un uomo vuole morire, va lasciato morire. Quindi probabilmente quella pergamena non tiene conto della consensualità dell' anima</text:p>
      <text:p text:style-name="Standard"/>
      <text:p text:style-name="Standard">ATTO III (IMMORTALE-FINALE)</text:p>
      <text:p text:style-name="Standard">NPC:</text:p>
      <text:p text:style-name="Standard">-‌Irving: elfo antico, in quanto tale immortale nel tempo e condannato alla non-morte, non è invulnerabile, ma nulla riesce ad ucciderlo</text:p>
      <text:p text:style-name="Standard">-‌Abbadon: lo stregone imprigionato nell' Artefatto, detto anche Dio Abissale.</text:p>
      <text:p text:style-name="Standard">In questa stanza incontreranno Irving, che vedendoli arrivare si alza ad accoglierli mettendosi in tasca il revolver con sui stava provando a spararsi, a domanda spiegherà la maledizione della non morte. Spiega che la stanza è piena di tesori perché sono ciò che altri viaggiatori gli portavano come pagamento per essere guidati nel labirinto anche se a lui non interessano e il pagamento migliore è il distacco dalla monotonia. Lì guiderà nel labirinto e incontreranno nell' ordine:</text:p>
      <text:p text:style-name="Standard">-‌1 gigant consictor Snake <text:s/>&amp; 2 constrictor snake (stanza 10×10 alles7tita a nido)</text:p>
      <text:p text:style-name="Standard">-‌minotauro (stanza circolare r15m con delle colonne lungo il muro r13m)</text:p>
      <text:p text:style-name="Standard">-‌red dragon wirmling (una stanza completamente distrutta che da su una caverna enorme, riempita da un cadavere di drago ormai quasi scheletro, si entra dalla bocca e si svolge il fight nella cassa toracica (25×15×10)</text:p>
      <text:p text:style-name="Standard">Hanno diritto ad tutti i riposi brevi che vogliono dove vogliono.</text:p>
      <text:p text:style-name="Standard">‌se hanno comprato la pergamena: All'inizio del fight contro il draghetto esso conficcherà la coda appuntita in gola a Irving, uccidendolo. Lui li guarderà sorridendo e morirà. Dopo il fight dovranno quindi scegliere se andare tornare indietro e vivere da latitanti o resuscitare un uomo che con grandi probabilità non riuscirà di nuovo a morire e soffrirà per l'eternità, dato che senza di lui non hanno modo di andare oltre e raggiungere la stanza dell' Artefatto</text:p>
      <text:p text:style-name="Standard">Quando lo resusciteranno lui non li guarderà nemmeno più in faccia e non gli parlerà più, lì guiderà alla stanza dell' Artefatto e l'ultima cosa che gli vedranno fare prima di entrare nella stanza è sedersi in un angolino, caricare tre proiettili nel revolver, far girare alla roulette russa e sparare 4 volte: secco, secco, secco, inceppata. Poi prendersi la testa fra le mani e piangere.</text:p>
      <text:p text:style-name="Standard">La stanza potrebbe essere una cripta ma è enorme, di marmo nero con poche venature bianche, colonne complesse distanziate due metri dalle pareti, pareti su cui sono bassorilievi di una storia, facendo il giro antiorario, partendo da sinistra della porta</text:p>
      <text:p text:style-name="Standard">1) un bambino nasce con un puntino bianco in mezzo alla fronte e in mezzo al petto</text:p>
      <text:p text:style-name="Standard">2) questo bambino cresce, e viene picchiato da un uomo con le mani bianche davanti ad un grande edificio</text:p>
      <text:p text:style-name="Standard">3) l'edficio in fiamme</text:p>
      <text:p text:style-name="Standard">4) il bambino ormai uomo viene cacciato da una folla</text:p>
      <text:p text:style-name="Standard"><text:soft-page-break/>5) l'uomo col puntino bianco sulla fronte viene reclutato da degli uomini con degli elmi e si allena con loro</text:p>
      <text:p text:style-name="Standard">6) l'uomo da solo stermina un armata dopo l'altra</text:p>
      <text:p text:style-name="Standard">7) l'uomo con il punto bianco in fronte e in petto ha ora delle ali e viene adorato a decine e decine di persone</text:p>
      <text:p text:style-name="Standard">8) l'uomo diventa ancora più potente e continua a venire adorato e a sconfiggere armate volando sulle sue ali e accecandole con i suoi raggi ma l'uomo con le mani bianche è dietro di lui a complottare</text:p>
      <text:p text:style-name="Standard">9) l'uomo con le mani bianche accoltella alle spalle l'uomo alato coi puntini bianci e esso grida</text:p>
      <text:p text:style-name="Standard">10) l'uomo viene chiuso in un cubo coperto di occhi</text:p>
      <text:p text:style-name="Standard">Al centro della stanza c'è un piedistallo su cui fluttua un cubo 20×20cm ricoperto di occhi azzurri, sul piedistallo è inciso in elfico antico: "Quí giace Abbadon, Signore dell'abisso, Conte del vuoto e Re di nulla"</text:p>
      <text:p text:style-name="Standard">Appena qualcuno con l' intenzione di aprire il reame prigione e liberare Abbadon tocca il cubo esso comincerà a girare su se stesso a velocità assurda per poi infangarsi e farlo uscire.</text:p>
      <text:p text:style-name="Standard">Lui vi ringrazierà e vi chiederà perché mai lo abbiate liberato. A risposta dirà che è tempo di andarci subito e lì tutto di farà nero con un suo schiocco di dita. tutti verranno trasportati nella sala del consiglio dei 7</text:p>
      <text:p text:style-name="Standard">Loro sono al centro di un pavimento circolare che va a <text:s/>sfumare da nero a <text:s/>grigio chiaro, più scuro davanti a voi e sempre più chiaro più indietro si va'. A ⅔ di cerchio ci sono 7 troni estremamente alti. Il primo davanti a loro direttamente, all'apice nero del cerchio è nero pece, tutti gli altri troni sono uguali a quello speculare di fronte a loro, sempre sciamando verso il bianco nella scala dei grigi. Sui troni sono sedute persone con una toga leggermente più chiara del rispettivo trono. La toga copre tutto tranne la mani e la pare del viso dal naso in giù, queste parti sono "umane" per tutti tranne che per l'uomo sul trono nero, ik suo viso è completamente avvolto dall' oscurità e le sue mani sono sottili e bianche come è biancala neve a fianco a quella insanguinata.</text:p>
      <text:p text:style-name="Standard">Dopo qualche battuta il party verrà congedato con un gesto della mano bianca, tutto bianco e si ritrovano davanti alla prigione dove erano rinchiu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5" meta:word-count="1805" meta:character-count="10719" meta:non-whitespace-character-count="8980"/>
    <meta:generator>LibreOfficeDev/6.0.5.2$Linux_X86_64 LibreOffice_project/</meta:generator>
  </office:meta>
</office:document-meta>
</file>